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pacity="90%" draw:textarea-vertical-align="top"/>
    </style:style>
    <style:style style:name="gr2" style:family="graphic" style:parent-style-name="standard">
      <style:graphic-properties draw:textarea-vertical-align="top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stroke-dash="Line_20_with_20_Fine_20_Dots" draw:marker-start="" draw:marker-end="Arrow" svg:stroke-linecap="butt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1.311cm"/>
    </style:style>
    <style:style style:name="P1" style:family="paragraph">
      <style:paragraph-properties fo:text-align="start" style:text-autospace="none"/>
      <style:text-properties fo:color="#333333" fo:font-family="Calibri" style:font-style-name="Italic" style:font-family-generic="swiss" style:font-pitch="variable" fo:font-size="18pt" fo:font-weight="normal" style:font-family-asian="NotoSerif-Bold" style:font-family-generic-asian="roman" style:font-size-asian="18pt" style:font-weight-asian="normal" style:font-family-complex="NotoSerif-Bold" style:font-family-generic-complex="roman" style:font-size-complex="18pt" style:font-weight-complex="normal"/>
    </style:style>
    <style:style style:name="P2" style:family="paragraph">
      <style:paragraph-properties fo:text-align="start"/>
      <style:text-properties fo:font-size="14pt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style:text-autospace="none"/>
      <style:text-properties fo:color="#b22146" fo:font-family="mplus1mn-regular" fo:font-size="12pt" style:font-family-asian="mplus1mn-regular" style:font-size-asian="12pt" style:font-family-complex="mplus1mn-regular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style:text-autospace="none"/>
      <style:text-properties fo:color="#333333" fo:font-family="mplus1mn-regular" fo:font-size="11pt" style:font-family-asian="mplus1mn-regular" style:font-size-asian="11pt" style:font-family-complex="mplus1mn-regular" style:font-size-complex="6.30000019073486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margin-left="0cm" fo:margin-right="0cm" fo:margin-top="0.102cm" fo:margin-bottom="0.102cm" fo:text-indent="0cm" style:text-autospace="none"/>
      <style:text-properties fo:color="#428ccb" fo:font-family="NotoSerif" style:font-family-generic="roman" fo:font-size="10.5pt" style:font-family-asian="NotoSerif" style:font-family-generic-asian="roman" style:font-size-asian="10.5pt" style:font-family-complex="NotoSerif" style:font-family-generic-complex="roman" style:font-size-complex="6pt"/>
    </style:style>
    <style:style style:name="P10" style:family="paragraph">
      <style:paragraph-properties style:text-autospace="none"/>
      <style:text-properties fo:color="#b22146" fo:font-family="mplus1mn-regular" fo:font-size="10.5pt" style:font-family-asian="mplus1mn-regular" style:font-size-asian="10.5pt" style:font-family-complex="mplus1mn-regular" style:font-size-complex="6pt"/>
    </style:style>
    <style:style style:name="P11" style:family="paragraph">
      <style:paragraph-properties style:text-autospace="none"/>
      <style:text-properties fo:color="#428ccb" fo:font-family="NotoSerif" style:font-family-generic="roman" fo:font-size="10.5pt" style:font-family-asian="NotoSerif" style:font-family-generic-asian="roman" style:font-size-asian="10.5pt" style:font-family-complex="NotoSerif" style:font-family-generic-complex="roman" style:font-size-complex="6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text-autospace="none"/>
      <style:text-properties fo:color="#333333" fo:font-family="mplus1mn-regular" fo:font-size="11pt" style:font-family-asian="mplus1mn-regular" style:font-size-asian="11pt" style:font-family-complex="mplus1mn-regular" style:font-size-complex="6.30000019073486pt"/>
    </style:style>
    <style:style style:name="P14" style:family="paragraph">
      <style:paragraph-properties fo:text-align="start" style:text-autospace="none"/>
      <style:text-properties fo:color="#333333" fo:font-family="mplus1mn-regular" fo:font-size="11pt" style:font-family-asian="mplus1mn-regular" style:font-size-asian="11pt" style:font-family-complex="mplus1mn-regular" style:font-size-complex="6.30000019073486pt"/>
    </style:style>
    <style:style style:name="P15" style:family="paragraph">
      <style:paragraph-properties fo:text-align="start" style:text-autospace="none"/>
      <style:text-properties fo:color="#000000" fo:font-family="NotoSerif" style:font-family-generic="roman" fo:font-size="18pt" style:font-family-asian="NotoSerif" style:font-family-generic-asian="roman" style:font-size-asian="18pt" style:font-family-complex="NotoSerif" style:font-family-generic-complex="roman" style:font-size-complex="18pt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333333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normal" style:letter-kerning="true" style:font-family-asian="NotoSerif-Bold" style:font-family-generic-asian="roman" style:font-size-asian="18pt" style:font-style-asian="normal" style:font-weight-asian="normal" style:font-family-complex="NotoSerif-Bold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b22146" style:text-outline="false" style:text-line-through-style="none" fo:font-family="mplus1mn-regular" fo:font-size="12pt" fo:font-style="normal" fo:text-shadow="none" style:text-underline-style="none" fo:font-weight="normal" style:letter-kerning="true" style:font-family-asian="mplus1mn-regular" style:font-size-asian="12pt" style:font-style-asian="normal" style:font-weight-asian="normal" style:font-family-complex="mplus1mn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fo:font-family="mplus1mn-regular" fo:font-size="8pt" fo:font-style="normal" fo:text-shadow="none" style:text-underline-style="none" fo:font-weight="normal" style:letter-kerning="true" style:font-family-asian="mplus1mn-regular" style:font-size-asian="8pt" style:font-style-asian="normal" style:font-weight-asian="normal" style:font-family-complex="mplus1mn-regular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3333" style:text-outline="false" style:text-line-through-style="none" fo:font-family="NotoSerif" style:font-family-generic="roman" fo:font-size="18pt" fo:font-style="normal" fo:text-shadow="none" style:text-underline-style="none" fo:font-weight="normal" style:letter-kerning="true" style:font-family-asian="NotoSerif" style:font-family-generic-asian="roman" style:font-size-asian="18pt" style:font-style-asian="normal" style:font-weight-asian="normal" style:font-family-complex="NotoSerif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3333" style:text-outline="false" style:text-line-through-style="none" fo:font-family="NotoSerif" style:font-family-generic="roman" fo:font-size="10.5pt" fo:font-style="normal" fo:text-shadow="none" style:text-underline-style="none" fo:font-weight="normal" style:letter-kerning="true" style:font-family-asian="NotoSerif" style:font-family-generic-asian="roman" style:font-size-asian="10.5pt" style:font-style-asian="normal" style:font-weight-asian="normal" style:font-family-complex="NotoSerif" style:font-family-generic-complex="roman" style:font-size-complex="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428ccb" style:text-outline="false" style:text-line-through-style="none" fo:font-family="NotoSerif" style:font-family-generic="roman" fo:font-size="10.5pt" fo:font-style="normal" fo:text-shadow="none" style:text-underline-style="none" fo:font-weight="normal" style:letter-kerning="true" style:font-family-asian="NotoSerif" style:font-family-generic-asian="roman" style:font-size-asian="10.5pt" style:font-style-asian="normal" style:font-weight-asian="normal" style:font-family-complex="NotoSerif" style:font-family-generic-complex="roman" style:font-size-complex="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fo:font-family="mplus1mn-regular" fo:font-size="11pt" fo:font-style="normal" fo:text-shadow="none" style:text-underline-style="none" fo:font-weight="normal" style:letter-kerning="true" style:font-family-asian="mplus1mn-regular" style:font-size-asian="11pt" style:font-style-asian="normal" style:font-weight-asian="normal" style:font-family-complex="mplus1mn-regular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fo:font-family="NotoSerif" style:font-family-generic="roman" fo:font-size="18pt" fo:font-style="normal" fo:text-shadow="none" style:text-underline-style="none" fo:font-weight="normal" style:letter-kerning="true" style:font-family-asian="NotoSerif" style:font-family-generic-asian="roman" style:font-size-asian="18pt" style:font-style-asian="normal" style:font-weight-asian="normal" style:font-family-complex="NotoSerif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b22146" style:text-outline="false" style:text-line-through-style="none" fo:font-family="mplus1mn-regular" fo:font-size="18pt" fo:font-style="normal" fo:text-shadow="none" style:text-underline-style="none" fo:font-weight="normal" style:letter-kerning="true" style:font-family-asian="mplus1mn-regular" style:font-size-asian="18pt" style:font-style-asian="normal" style:font-weight-asian="normal" style:font-family-complex="mplus1mn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b22146" style:text-outline="false" style:text-line-through-style="none" style:text-position="-33% 58%" fo:font-family="mplus1mn-regular" fo:font-size="18pt" fo:font-style="normal" fo:text-shadow="none" style:text-underline-style="none" fo:font-weight="normal" style:letter-kerning="true" style:font-family-asian="mplus1mn-regular" style:font-size-asian="18pt" style:font-style-asian="normal" style:font-weight-asian="normal" style:font-family-complex="mplus1mn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b22146" style:text-outline="false" style:text-line-through-style="none" fo:font-family="mplus1mn-regular" fo:font-size="10.5pt" fo:font-style="normal" fo:text-shadow="none" style:text-underline-style="none" fo:font-weight="normal" style:letter-kerning="true" style:font-family-asian="mplus1mn-regular" style:font-size-asian="10.5pt" style:font-style-asian="normal" style:font-weight-asian="normal" style:font-family-complex="mplus1mn-regular" style:font-size-complex="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b22146" style:text-outline="false" style:text-line-through-style="none" style:text-position="-33% 58%" fo:font-family="mplus1mn-regular" fo:font-size="10.5pt" fo:font-style="normal" fo:text-shadow="none" style:text-underline-style="none" fo:font-weight="normal" style:letter-kerning="true" style:font-family-asian="mplus1mn-regular" style:font-size-asian="10.5pt" style:font-style-asian="normal" style:font-weight-asian="normal" style:font-family-complex="mplus1mn-regular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默认">
        <draw:rect draw:style-name="gr1" draw:text-style-name="P1" draw:layer="measurelines" svg:width="7.596cm" svg:height="54.464cm" svg:x="1.453cm" svg:y="2.542cm">
          <text:p text:style-name="P1"><text:span text:style-name="T1">DelegatingFilterProxy</text:span></text:p>
        </draw:rect>
        <draw:rect draw:style-name="gr2" draw:text-style-name="P3" draw:layer="measurelines" svg:width="7.256cm" svg:height="53.198cm" svg:x="1.644cm" svg:y="3.608cm">
          <text:p text:style-name="P2">Bean Filter</text:p>
        </draw:rect>
        <draw:rect draw:style-name="gr3" draw:text-style-name="P5" draw:layer="measurelines" svg:width="6.316cm" svg:height="1.3cm" svg:x="2.005cm" svg:y="4.854cm">
          <text:p text:style-name="P4"><text:span text:style-name="T2">ExceptionTranslationFilter</text:span></text:p>
        </draw:rect>
        <draw:line draw:style-name="gr4" draw:text-style-name="P6" draw:layer="measurelines" svg:x1="8.321cm" svg:y1="5.561cm" svg:x2="10.243cm" svg:y2="5.554cm">
          <text:p/>
        </draw:line>
        <draw:custom-shape draw:style-name="gr5" draw:text-style-name="P8" draw:layer="measurelines" svg:width="4.9cm" svg:height="3.6cm" svg:x="10.224cm" svg:y="3.761cm">
          <text:p text:style-name="P7"><text:span text:style-name="T3">AccessDeniedException | </text:span></text:p>
          <text:p text:style-name="P7"><text:span text:style-name="T3">AuthenticationException e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rect draw:style-name="gr2" draw:text-style-name="P12" draw:layer="measurelines" svg:width="6.297cm" svg:height="6.129cm" svg:x="17.189cm" svg:y="2.896cm">
            <text:p text:style-name="P9"><text:span text:style-name="T4">SecurityContextHolder</text:span></text:p>
            <text:p text:style-name="P10"><text:span text:style-name="T5"/></text:p>
            <text:p text:style-name="P11"><text:span text:style-name="T6"/></text:p>
          </draw:rect>
          <draw:rect draw:style-name="gr2" draw:text-style-name="P14" draw:layer="measurelines" svg:width="5.3cm" svg:height="4.158cm" svg:x="17.755cm" svg:y="4.496cm">
            <text:p text:style-name="P13"><text:span text:style-name="T7">SecurityContext</text:span></text:p>
          </draw:rect>
          <draw:rect draw:style-name="gr2" draw:text-style-name="P12" draw:layer="measurelines" svg:width="4.9cm" svg:height="2.8cm" svg:x="17.934cm" svg:y="5.569cm">
            <text:p text:style-name="P13"><text:span text:style-name="T7">Authentication</text:span></text:p>
            <text:p text:style-name="P14"><text:span text:style-name="T7"/></text:p>
            <text:list text:style-name="L1">
              <text:list-item>
                <text:p text:style-name="P10"><text:span text:style-name="T7">principal</text:span></text:p>
              </text:list-item>
              <text:list-item>
                <text:p text:style-name="P10"><text:span text:style-name="T7">credentials</text:span></text:p>
              </text:list-item>
              <text:list-item>
                <text:p text:style-name="P10"><text:span text:style-name="T7">authorities</text:span></text:p>
              </text:list-item>
            </text:list>
          </draw:rect>
        </draw:g>
        <draw:g>
          <draw:custom-shape draw:style-name="gr6" draw:text-style-name="P15" draw:layer="layout" svg:width="14.233cm" svg:height="6.801cm" svg:x="24.548cm" svg:y="2.682cm">
            <text:p text:style-name="P15"><text:span text:style-name="T8">parent </text:span><text:span text:style-name="T9">AuthenticationMana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rect draw:style-name="gr2" draw:text-style-name="P16" draw:layer="layout" svg:width="5.847cm" svg:height="4.736cm" svg:x="25.123cm" svg:y="4.27cm">
              <text:p text:style-name="P10"><text:span text:style-name="T9">ProviderManager</text:span><text:span text:style-name="T10">0</text:span></text:p>
              <text:p text:style-name="P10"><text:span text:style-name="T9"/></text:p>
            </draw:rect>
            <draw:rect draw:style-name="gr3" draw:text-style-name="P12" draw:layer="layout" svg:width="5.371cm" svg:height="0.952cm" svg:x="25.362cm" svg:y="5.593cm">
              <text:p text:style-name="P10"><text:span text:style-name="T11">AuthenticationProvider</text:span><text:span text:style-name="T12">0</text:span></text:p>
            </draw:rect>
            <draw:rect draw:style-name="gr3" draw:text-style-name="P12" draw:layer="layout" svg:width="5.371cm" svg:height="0.952cm" svg:x="25.364cm" svg:y="7.681cm">
              <text:p text:style-name="P10"><text:span text:style-name="T11">AuthenticationProvider</text:span><text:span text:style-name="T12">n</text:span></text:p>
            </draw:rect>
            <draw:frame draw:style-name="gr7" draw:layer="layout" svg:width="1.098cm" svg:height="1.27cm" draw:transform="rotate (1.5707963267946) translate (27.173cm 7.67cm)">
              <draw:text-box>
                <text:p>...</text:p>
              </draw:text-box>
            </draw:frame>
          </draw:g>
          <draw:g>
            <draw:g>
              <draw:rect draw:style-name="gr2" draw:text-style-name="P16" draw:layer="layout" svg:width="5.847cm" svg:height="4.736cm" svg:x="32.377cm" svg:y="4.244cm">
                <text:p text:style-name="P10"><text:span text:style-name="T9">ProviderManager</text:span><text:span text:style-name="T10">0</text:span></text:p>
                <text:p text:style-name="P10"><text:span text:style-name="T9"/></text:p>
              </draw:rect>
              <draw:rect draw:style-name="gr3" draw:text-style-name="P12" draw:layer="layout" svg:width="5.371cm" svg:height="0.952cm" svg:x="32.616cm" svg:y="5.567cm">
                <text:p text:style-name="P10"><text:span text:style-name="T11">AuthenticationProvider</text:span><text:span text:style-name="T12">0</text:span></text:p>
              </draw:rect>
              <draw:rect draw:style-name="gr3" draw:text-style-name="P12" draw:layer="layout" svg:width="5.371cm" svg:height="0.952cm" svg:x="32.618cm" svg:y="7.655cm">
                <text:p text:style-name="P10"><text:span text:style-name="T11">AuthenticationProvider</text:span><text:span text:style-name="T12">n</text:span></text:p>
              </draw:rect>
              <draw:frame draw:style-name="gr7" draw:layer="layout" svg:width="1.098cm" svg:height="1.27cm" draw:transform="rotate (1.5707963267946) translate (34.427cm 7.644cm)">
                <draw:text-box>
                  <text:p>...</text:p>
                </draw:text-box>
              </draw:frame>
            </draw:g>
          </draw:g>
          <draw:frame draw:style-name="gr8" draw:layer="layout" svg:width="1.403cm" svg:height="1.561cm" svg:x="31.187cm" svg:y="5.726cm">
            <draw:text-box>
              <text:p>...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7-08T14:16:12.02</meta:creation-date>
    <dc:date>2021-07-08T15:52:58.79</dc:date>
    <meta:editing-duration>PT4M47S</meta:editing-duration>
    <meta:editing-cycles>5</meta:editing-cycles>
    <meta:generator>OpenOffice/4.1.10$Win32 OpenOffice.org_project/4110m2$Build-9807</meta:generator>
    <meta:document-statistic meta:object-count="23"/>
  </office:meta>
</office:document-meta>
</file>